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Cinsiyet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9P0"/>
    </number:currency-style>
    <number:number-style style:name="N110">
      <number:number number:decimal-places="15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0">10.01.2026</text:date>, <text:time>17:0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9M26S</meta:editing-duration>
    <meta:editing-cycles>6</meta:editing-cycles>
    <meta:generator>OpenOffice/4.1.15$Win32 OpenOffice.org_project/4115m2$Build-9813</meta:generator>
    <dc:date>2026-01-10T17:04:37.55</dc:date>
    <dc:creator>Ebru KABABULUT</dc:creator>
    <meta:document-statistic meta:table-count="3" meta:cell-count="201" meta:object-count="0"/>
    <meta:user-defined meta:name="Info 1"/>
    <meta:user-defined meta:name="Info 2"/>
    <meta:user-defined meta:name="Info 3"/>
    <meta:user-defined meta:name="Info 4"/>
  </office:meta>
</office:document-meta>
</file>